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0.734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05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2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91cm" fo:break-before="auto" style:use-optimal-row-height="false"/>
    </style:style>
    <style:style style:name="ro8" style:family="table-row">
      <style:table-row-properties style:row-height="1.282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6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000000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52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3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64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2cee0e" style:text-align-source="fix" style:repeat-content="false" fo:border="0.74pt solid #000000"/>
      <style:paragraph-properties fo:text-align="center" fo:margin-left="0cm"/>
      <style:text-properties fo:color="#00e676"/>
    </style:style>
    <style:style style:name="ce79" style:family="table-cell" style:parent-style-name="Default">
      <style:table-cell-properties fo:background-color="#2cee0e" fo:border="0.74pt solid #000000"/>
      <style:text-properties fo:color="#f50057"/>
    </style:style>
    <style:style style:name="ce47" style:family="table-cell" style:parent-style-name="Default">
      <style:table-cell-properties fo:background-color="#2cee0e" fo:border="0.74pt solid #000000"/>
    </style:style>
    <style:style style:name="ce80" style:family="table-cell" style:parent-style-name="Default">
      <style:table-cell-properties fo:background-color="#ff1744" fo:border="0.74pt solid #000000"/>
      <style:text-properties fo:color="#f50057"/>
    </style:style>
    <style:style style:name="ce81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82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83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84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16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6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7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2" style:family="table-cell" style:parent-style-name="Default" style:data-style-name="N37">
      <style:table-cell-properties fo:border-bottom="0.74pt solid #000000" fo:background-color="#e2e2e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order-bottom="0.74pt solid #000000" fo:background-color="#e2e2e2" fo:border-left="0.74pt solid #000000" fo:border-right="none" fo:border-top="0.74pt solid #000000"/>
      <style:text-properties fo:color="#fff9c4"/>
    </style:style>
    <style:style style:name="ce129" style:family="table-cell" style:parent-style-name="Default">
      <style:table-cell-properties fo:background-color="#ff174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ard Mode" table:style-name="ta1">
        <table:table-column table:style-name="co1" table:default-cell-style-name="ce49"/>
        <table:table-column table:style-name="co2" table:number-columns-repeated="7" table:default-cell-style-name="ce53"/>
        <table:table-column table:style-name="co3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6" office:value-type="string" calcext:value-type="string">
            <text:p>HARD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8"/>
          <table:table-cell table:style-name="ce51" office:value-type="string" calcext:value-type="string">
            <text:p>Lundi</text:p>
          </table:table-cell>
          <table:table-cell table:style-name="ce51" office:value-type="string" calcext:value-type="string">
            <text:p>Mardi</text:p>
          </table:table-cell>
          <table:table-cell table:style-name="ce51" office:value-type="string" calcext:value-type="string">
            <text:p>Mercredi</text:p>
          </table:table-cell>
          <table:table-cell table:style-name="ce51" office:value-type="string" calcext:value-type="string">
            <text:p>Jeudi</text:p>
          </table:table-cell>
          <table:table-cell table:style-name="ce51" office:value-type="string" calcext:value-type="string">
            <text:p>Vendredi</text:p>
          </table:table-cell>
          <table:table-cell table:style-name="ce51" office:value-type="string" calcext:value-type="string">
            <text:p>Samedi</text:p>
          </table:table-cell>
          <table:table-cell table:style-name="ce51" office:value-type="string" calcext:value-type="string">
            <text:p>Dimanche</text:p>
          </table:table-cell>
          <table:table-cell table:number-columns-repeated="2"/>
          <table:table-cell table:style-name="ce51" office:value-type="string" calcext:value-type="string">
            <text:p>Projets</text:p>
          </table:table-cell>
          <table:table-cell table:style-name="ce49" office:value-type="string" calcext:value-type="string">
            <text:p>Prêt</text:p>
          </table:table-cell>
          <table:table-cell table:style-name="ce5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52" office:value-type="date" office:date-value="2023-08-21" calcext:value-type="date">
            <text:p>21 </text:p>
          </table:table-cell>
          <table:table-cell table:style-name="ce52" office:value-type="date" office:date-value="2023-08-22" calcext:value-type="date">
            <text:p>22 </text:p>
          </table:table-cell>
          <table:table-cell table:style-name="ce52" office:value-type="date" office:date-value="2023-08-23" calcext:value-type="date">
            <text:p>23 </text:p>
          </table:table-cell>
          <table:table-cell table:style-name="ce52" office:value-type="date" office:date-value="2023-08-24" calcext:value-type="date">
            <text:p>24 </text:p>
          </table:table-cell>
          <table:table-cell table:style-name="ce54" office:value-type="date" office:date-value="2023-08-25" calcext:value-type="date">
            <text:p>25 </text:p>
          </table:table-cell>
          <table:table-cell table:style-name="ce52" office:value-type="date" office:date-value="2023-08-26" calcext:value-type="date">
            <text:p>26 </text:p>
          </table:table-cell>
          <table:table-cell table:style-name="ce52" office:value-type="date" office:date-value="2023-08-27" calcext:value-type="date">
            <text:p>27 </text:p>
          </table:table-cell>
          <table:table-cell table:number-columns-repeated="2"/>
          <table:table-cell table:style-name="ce66" office:value-type="string" calcext:value-type="string">
            <text:p>P1</text:p>
          </table:table-cell>
          <table:table-cell table:style-name="ce78"/>
          <table:table-cell table:style-name="ce81" office:value-type="date" office:date-value="2023-08-25" calcext:value-type="date">
            <text:p>25/08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8-28" calcext:value-type="date">
            <text:p>28 </text:p>
          </table:table-cell>
          <table:table-cell table:style-name="ce52" office:value-type="date" office:date-value="2023-08-29" calcext:value-type="date">
            <text:p>29 </text:p>
          </table:table-cell>
          <table:table-cell table:style-name="ce52" office:value-type="date" office:date-value="2023-08-30" calcext:value-type="date">
            <text:p>30 </text:p>
          </table:table-cell>
          <table:table-cell table:style-name="ce52" office:value-type="date" office:date-value="2023-08-31" calcext:value-type="date">
            <text:p>31 </text:p>
          </table:table-cell>
          <table:table-cell table:style-name="ce55" office:value-type="date" office:date-value="2023-09-01" calcext:value-type="date">
            <text:p>1 </text:p>
          </table:table-cell>
          <table:table-cell table:style-name="ce52" office:value-type="date" office:date-value="2023-09-02" calcext:value-type="date">
            <text:p>2 </text:p>
          </table:table-cell>
          <table:table-cell table:style-name="ce52" office:value-type="date" office:date-value="2023-09-03" calcext:value-type="date">
            <text:p>3 </text:p>
          </table:table-cell>
          <table:table-cell table:number-columns-repeated="2"/>
          <table:table-cell table:style-name="ce67" office:value-type="string" calcext:value-type="string">
            <text:p>P2</text:p>
          </table:table-cell>
          <table:table-cell table:style-name="ce78"/>
          <table:table-cell table:style-name="ce81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52" office:value-type="date" office:date-value="2023-09-04" calcext:value-type="date">
            <text:p>4 </text:p>
          </table:table-cell>
          <table:table-cell table:style-name="ce52" office:value-type="date" office:date-value="2023-09-05" calcext:value-type="date">
            <text:p>5 </text:p>
          </table:table-cell>
          <table:table-cell table:style-name="ce52" office:value-type="date" office:date-value="2023-09-06" calcext:value-type="date">
            <text:p>6 </text:p>
          </table:table-cell>
          <table:table-cell table:style-name="ce52" office:value-type="date" office:date-value="2023-09-07" calcext:value-type="date">
            <text:p>7 </text:p>
          </table:table-cell>
          <table:table-cell table:style-name="ce52" office:value-type="date" office:date-value="2023-09-08" calcext:value-type="date">
            <text:p>8 </text:p>
          </table:table-cell>
          <table:table-cell table:style-name="ce52" office:value-type="date" office:date-value="2023-09-09" calcext:value-type="date">
            <text:p>9 </text:p>
          </table:table-cell>
          <table:table-cell table:style-name="ce52" office:value-type="date" office:date-value="2023-09-10" calcext:value-type="date">
            <text:p>10 </text:p>
          </table:table-cell>
          <table:table-cell table:number-columns-repeated="2"/>
          <table:table-cell table:style-name="ce68" office:value-type="string" calcext:value-type="string">
            <text:p>P3</text:p>
          </table:table-cell>
          <table:table-cell table:style-name="ce79"/>
          <table:table-cell table:style-name="ce81" office:value-type="date" office:date-value="2023-09-15" calcext:value-type="date">
            <text:p>15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1" calcext:value-type="date">
            <text:p>11 </text:p>
          </table:table-cell>
          <table:table-cell table:style-name="ce52" office:value-type="date" office:date-value="2023-09-12" calcext:value-type="date">
            <text:p>12 </text:p>
          </table:table-cell>
          <table:table-cell table:style-name="ce52" office:value-type="date" office:date-value="2023-09-13" calcext:value-type="date">
            <text:p>13 </text:p>
          </table:table-cell>
          <table:table-cell table:style-name="ce52" office:value-type="date" office:date-value="2023-09-14" calcext:value-type="date">
            <text:p>14 </text:p>
          </table:table-cell>
          <table:table-cell table:style-name="ce56" office:value-type="date" office:date-value="2023-09-15" calcext:value-type="date">
            <text:p>15 </text:p>
          </table:table-cell>
          <table:table-cell table:style-name="ce52" office:value-type="date" office:date-value="2023-09-16" calcext:value-type="date">
            <text:p>16 </text:p>
          </table:table-cell>
          <table:table-cell table:style-name="ce52" office:value-type="date" office:date-value="2023-09-17" calcext:value-type="date">
            <text:p>17 </text:p>
          </table:table-cell>
          <table:table-cell table:number-columns-repeated="2"/>
          <table:table-cell table:style-name="ce69" office:value-type="string" calcext:value-type="string">
            <text:p>P4</text:p>
          </table:table-cell>
          <table:table-cell table:style-name="ce79"/>
          <table:table-cell table:style-name="ce81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8" calcext:value-type="date">
            <text:p>18 </text:p>
          </table:table-cell>
          <table:table-cell table:style-name="ce52" office:value-type="date" office:date-value="2023-09-19" calcext:value-type="date">
            <text:p>19 </text:p>
          </table:table-cell>
          <table:table-cell table:style-name="ce52" office:value-type="date" office:date-value="2023-09-20" calcext:value-type="date">
            <text:p>20 </text:p>
          </table:table-cell>
          <table:table-cell table:style-name="ce52" office:value-type="date" office:date-value="2023-09-21" calcext:value-type="date">
            <text:p>21 </text:p>
          </table:table-cell>
          <table:table-cell table:style-name="ce52" office:value-type="date" office:date-value="2023-09-22" calcext:value-type="date">
            <text:p>22 </text:p>
          </table:table-cell>
          <table:table-cell table:style-name="ce52" office:value-type="date" office:date-value="2023-09-23" calcext:value-type="date">
            <text:p>23 </text:p>
          </table:table-cell>
          <table:table-cell table:style-name="ce52" office:value-type="date" office:date-value="2023-09-24" calcext:value-type="date">
            <text:p>24 </text:p>
          </table:table-cell>
          <table:table-cell table:number-columns-repeated="2"/>
          <table:table-cell table:style-name="ce70" office:value-type="string" calcext:value-type="string">
            <text:p>P5</text:p>
          </table:table-cell>
          <table:table-cell table:style-name="ce47"/>
          <table:table-cell table:style-name="ce81" office:value-type="date" office:date-value="2023-10-06" calcext:value-type="date">
            <text:p>06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25" calcext:value-type="date">
            <text:p>25 </text:p>
          </table:table-cell>
          <table:table-cell table:style-name="ce52" office:value-type="date" office:date-value="2023-09-26" calcext:value-type="date">
            <text:p>26 </text:p>
          </table:table-cell>
          <table:table-cell table:style-name="ce52" office:value-type="date" office:date-value="2023-09-27" calcext:value-type="date">
            <text:p>27 </text:p>
          </table:table-cell>
          <table:table-cell table:style-name="ce52" office:value-type="date" office:date-value="2023-09-28" calcext:value-type="date">
            <text:p>28 </text:p>
          </table:table-cell>
          <table:table-cell table:style-name="ce57" office:value-type="date" office:date-value="2023-09-29" calcext:value-type="date">
            <text:p>29 </text:p>
          </table:table-cell>
          <table:table-cell table:style-name="ce52" office:value-type="date" office:date-value="2023-09-30" calcext:value-type="date">
            <text:p>30 </text:p>
          </table:table-cell>
          <table:table-cell table:style-name="ce52" office:value-type="date" office:date-value="2023-10-01" calcext:value-type="date">
            <text:p>1 </text:p>
          </table:table-cell>
          <table:table-cell table:number-columns-repeated="2"/>
          <table:table-cell table:style-name="ce71" office:value-type="string" calcext:value-type="string">
            <text:p>P6</text:p>
          </table:table-cell>
          <table:table-cell table:style-name="ce47"/>
          <table:table-cell table:style-name="ce81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58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72" office:value-type="string" calcext:value-type="string">
            <text:p>P7</text:p>
          </table:table-cell>
          <table:table-cell table:style-name="ce47"/>
          <table:table-cell table:style-name="ce81" office:value-type="date" office:date-value="2023-11-03" calcext:value-type="date">
            <text:p>03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73" office:value-type="string" calcext:value-type="string">
            <text:p>P8</text:p>
          </table:table-cell>
          <table:table-cell table:style-name="ce47"/>
          <table:table-cell table:style-name="ce81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59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74" office:value-type="string" calcext:value-type="string">
            <text:p>P9</text:p>
          </table:table-cell>
          <table:table-cell table:style-name="ce47"/>
          <table:table-cell table:style-name="ce81" office:value-type="date" office:date-value="2023-11-24" calcext:value-type="date">
            <text:p>24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75" office:value-type="string" calcext:value-type="string">
            <text:p>P10</text:p>
          </table:table-cell>
          <table:table-cell table:style-name="ce80"/>
          <table:table-cell table:style-name="ce81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60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76" office:value-type="string" calcext:value-type="string">
            <text:p>P11</text:p>
          </table:table-cell>
          <table:table-cell table:style-name="ce80"/>
          <table:table-cell table:style-name="ce81" office:value-type="date" office:date-value="2023-12-22" calcext:value-type="date">
            <text:p>22/12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77" office:value-type="string" calcext:value-type="string">
            <text:p>P12</text:p>
          </table:table-cell>
          <table:table-cell table:style-name="ce80"/>
          <table:table-cell table:style-name="ce81" office:value-type="date" office:date-value="2024-01-05" calcext:value-type="date">
            <text:p>05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61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6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63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64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65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8"/>
        </table:table-row>
        <table:table-row table:style-name="ro3">
          <table:table-cell table:style-name="ce48" table:number-columns-repeated="8"/>
          <table:table-cell table:number-columns-repeated="8"/>
        </table:table-row>
        <table:table-row table:style-name="ro4">
          <table:table-cell table:style-name="ce50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  <table:table-row table:style-name="ro5">
          <table:table-cell table:style-name="Default" table:number-columns-repeated="9"/>
          <table:table-cell table:number-columns-repeated="7"/>
        </table:table-row>
      </table:table>
      <table:table table:name="Normal Mode" table:style-name="ta1">
        <table:table-column table:style-name="co10" table:default-cell-style-name="ce49"/>
        <table:table-column table:style-name="co2" table:number-columns-repeated="7" table:default-cell-style-name="ce53"/>
        <table:table-column table:style-name="co11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6" office:value-type="string" calcext:value-type="string">
            <text:p>NORMAL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8"/>
          <table:table-cell table:style-name="ce51" office:value-type="string" calcext:value-type="string">
            <text:p>Lundi</text:p>
          </table:table-cell>
          <table:table-cell table:style-name="ce51" office:value-type="string" calcext:value-type="string">
            <text:p>Mardi</text:p>
          </table:table-cell>
          <table:table-cell table:style-name="ce51" office:value-type="string" calcext:value-type="string">
            <text:p>Mercredi</text:p>
          </table:table-cell>
          <table:table-cell table:style-name="ce51" office:value-type="string" calcext:value-type="string">
            <text:p>Jeudi</text:p>
          </table:table-cell>
          <table:table-cell table:style-name="ce51" office:value-type="string" calcext:value-type="string">
            <text:p>Vendredi</text:p>
          </table:table-cell>
          <table:table-cell table:style-name="ce51" office:value-type="string" calcext:value-type="string">
            <text:p>Samedi</text:p>
          </table:table-cell>
          <table:table-cell table:style-name="ce51" office:value-type="string" calcext:value-type="string">
            <text:p>Dimanche</text:p>
          </table:table-cell>
          <table:table-cell table:number-columns-repeated="2"/>
          <table:table-cell table:style-name="ce51" office:value-type="string" calcext:value-type="string">
            <text:p>Projets</text:p>
          </table:table-cell>
          <table:table-cell table:style-name="ce49" office:value-type="string" calcext:value-type="string">
            <text:p>Prêt</text:p>
          </table:table-cell>
          <table:table-cell table:style-name="ce5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52" office:value-type="date" office:date-value="2023-08-21" calcext:value-type="date">
            <text:p>21 </text:p>
          </table:table-cell>
          <table:table-cell table:style-name="ce52" office:value-type="date" office:date-value="2023-08-22" calcext:value-type="date">
            <text:p>22 </text:p>
          </table:table-cell>
          <table:table-cell table:style-name="ce52" office:value-type="date" office:date-value="2023-08-23" calcext:value-type="date">
            <text:p>23 </text:p>
          </table:table-cell>
          <table:table-cell table:style-name="ce52" office:value-type="date" office:date-value="2023-08-24" calcext:value-type="date">
            <text:p>24 </text:p>
          </table:table-cell>
          <table:table-cell table:style-name="ce52" office:value-type="date" office:date-value="2023-08-25" calcext:value-type="date">
            <text:p>25 </text:p>
          </table:table-cell>
          <table:table-cell table:style-name="ce52" office:value-type="date" office:date-value="2023-08-26" calcext:value-type="date">
            <text:p>26 </text:p>
          </table:table-cell>
          <table:table-cell table:style-name="ce52" office:value-type="date" office:date-value="2023-08-27" calcext:value-type="date">
            <text:p>27 </text:p>
          </table:table-cell>
          <table:table-cell table:number-columns-repeated="2"/>
          <table:table-cell table:style-name="ce66" office:value-type="string" calcext:value-type="string">
            <text:p>P1</text:p>
          </table:table-cell>
          <table:table-cell table:style-name="ce78"/>
          <table:table-cell table:style-name="ce81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8-28" calcext:value-type="date">
            <text:p>28 </text:p>
          </table:table-cell>
          <table:table-cell table:style-name="ce52" office:value-type="date" office:date-value="2023-08-29" calcext:value-type="date">
            <text:p>29 </text:p>
          </table:table-cell>
          <table:table-cell table:style-name="ce52" office:value-type="date" office:date-value="2023-08-30" calcext:value-type="date">
            <text:p>30 </text:p>
          </table:table-cell>
          <table:table-cell table:style-name="ce52" office:value-type="date" office:date-value="2023-08-31" calcext:value-type="date">
            <text:p>31 </text:p>
          </table:table-cell>
          <table:table-cell table:style-name="ce54" office:value-type="date" office:date-value="2023-09-01" calcext:value-type="date">
            <text:p>1 </text:p>
          </table:table-cell>
          <table:table-cell table:style-name="ce52" office:value-type="date" office:date-value="2023-09-02" calcext:value-type="date">
            <text:p>2 </text:p>
          </table:table-cell>
          <table:table-cell table:style-name="ce52" office:value-type="date" office:date-value="2023-09-03" calcext:value-type="date">
            <text:p>3 </text:p>
          </table:table-cell>
          <table:table-cell table:number-columns-repeated="2"/>
          <table:table-cell table:style-name="ce67" office:value-type="string" calcext:value-type="string">
            <text:p>P2</text:p>
          </table:table-cell>
          <table:table-cell table:style-name="ce78"/>
          <table:table-cell table:style-name="ce81" office:value-type="date" office:date-value="2023-09-08" calcext:value-type="date">
            <text:p>08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52" office:value-type="date" office:date-value="2023-09-04" calcext:value-type="date">
            <text:p>4 </text:p>
          </table:table-cell>
          <table:table-cell table:style-name="ce52" office:value-type="date" office:date-value="2023-09-05" calcext:value-type="date">
            <text:p>5 </text:p>
          </table:table-cell>
          <table:table-cell table:style-name="ce52" office:value-type="date" office:date-value="2023-09-06" calcext:value-type="date">
            <text:p>6 </text:p>
          </table:table-cell>
          <table:table-cell table:style-name="ce52" office:value-type="date" office:date-value="2023-09-07" calcext:value-type="date">
            <text:p>7 </text:p>
          </table:table-cell>
          <table:table-cell table:style-name="ce55" office:value-type="date" office:date-value="2023-09-08" calcext:value-type="date">
            <text:p>8 </text:p>
          </table:table-cell>
          <table:table-cell table:style-name="ce52" office:value-type="date" office:date-value="2023-09-09" calcext:value-type="date">
            <text:p>9 </text:p>
          </table:table-cell>
          <table:table-cell table:style-name="ce52" office:value-type="date" office:date-value="2023-09-10" calcext:value-type="date">
            <text:p>10 </text:p>
          </table:table-cell>
          <table:table-cell table:number-columns-repeated="2"/>
          <table:table-cell table:style-name="ce68" office:value-type="string" calcext:value-type="string">
            <text:p>P3</text:p>
          </table:table-cell>
          <table:table-cell table:style-name="ce79"/>
          <table:table-cell table:style-name="ce81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1" calcext:value-type="date">
            <text:p>11 </text:p>
          </table:table-cell>
          <table:table-cell table:style-name="ce52" office:value-type="date" office:date-value="2023-09-12" calcext:value-type="date">
            <text:p>12 </text:p>
          </table:table-cell>
          <table:table-cell table:style-name="ce52" office:value-type="date" office:date-value="2023-09-13" calcext:value-type="date">
            <text:p>13 </text:p>
          </table:table-cell>
          <table:table-cell table:style-name="ce52" office:value-type="date" office:date-value="2023-09-14" calcext:value-type="date">
            <text:p>14 </text:p>
          </table:table-cell>
          <table:table-cell table:style-name="ce52" office:value-type="date" office:date-value="2023-09-15" calcext:value-type="date">
            <text:p>15 </text:p>
          </table:table-cell>
          <table:table-cell table:style-name="ce52" office:value-type="date" office:date-value="2023-09-16" calcext:value-type="date">
            <text:p>16 </text:p>
          </table:table-cell>
          <table:table-cell table:style-name="ce52" office:value-type="date" office:date-value="2023-09-17" calcext:value-type="date">
            <text:p>17 </text:p>
          </table:table-cell>
          <table:table-cell table:number-columns-repeated="2"/>
          <table:table-cell table:style-name="ce69" office:value-type="string" calcext:value-type="string">
            <text:p>P4</text:p>
          </table:table-cell>
          <table:table-cell table:style-name="ce79"/>
          <table:table-cell table:style-name="ce81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8" calcext:value-type="date">
            <text:p>18 </text:p>
          </table:table-cell>
          <table:table-cell table:style-name="ce52" office:value-type="date" office:date-value="2023-09-19" calcext:value-type="date">
            <text:p>19 </text:p>
          </table:table-cell>
          <table:table-cell table:style-name="ce52" office:value-type="date" office:date-value="2023-09-20" calcext:value-type="date">
            <text:p>20 </text:p>
          </table:table-cell>
          <table:table-cell table:style-name="ce52" office:value-type="date" office:date-value="2023-09-21" calcext:value-type="date">
            <text:p>21 </text:p>
          </table:table-cell>
          <table:table-cell table:style-name="ce52" office:value-type="date" office:date-value="2023-09-22" calcext:value-type="date">
            <text:p>22 </text:p>
          </table:table-cell>
          <table:table-cell table:style-name="ce52" office:value-type="date" office:date-value="2023-09-23" calcext:value-type="date">
            <text:p>23 </text:p>
          </table:table-cell>
          <table:table-cell table:style-name="ce52" office:value-type="date" office:date-value="2023-09-24" calcext:value-type="date">
            <text:p>24 </text:p>
          </table:table-cell>
          <table:table-cell table:number-columns-repeated="2"/>
          <table:table-cell table:style-name="ce70" office:value-type="string" calcext:value-type="string">
            <text:p>P5</text:p>
          </table:table-cell>
          <table:table-cell table:style-name="ce47"/>
          <table:table-cell table:style-name="ce81" office:value-type="date" office:date-value="2023-10-27" calcext:value-type="date">
            <text:p>27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25" calcext:value-type="date">
            <text:p>25 </text:p>
          </table:table-cell>
          <table:table-cell table:style-name="ce52" office:value-type="date" office:date-value="2023-09-26" calcext:value-type="date">
            <text:p>26 </text:p>
          </table:table-cell>
          <table:table-cell table:style-name="ce52" office:value-type="date" office:date-value="2023-09-27" calcext:value-type="date">
            <text:p>27 </text:p>
          </table:table-cell>
          <table:table-cell table:style-name="ce52" office:value-type="date" office:date-value="2023-09-28" calcext:value-type="date">
            <text:p>28 </text:p>
          </table:table-cell>
          <table:table-cell table:style-name="ce56" office:value-type="date" office:date-value="2023-09-29" calcext:value-type="date">
            <text:p>29 </text:p>
          </table:table-cell>
          <table:table-cell table:style-name="ce52" office:value-type="date" office:date-value="2023-09-30" calcext:value-type="date">
            <text:p>30 </text:p>
          </table:table-cell>
          <table:table-cell table:style-name="ce52" office:value-type="date" office:date-value="2023-10-01" calcext:value-type="date">
            <text:p>1 </text:p>
          </table:table-cell>
          <table:table-cell table:number-columns-repeated="2"/>
          <table:table-cell table:style-name="ce71" office:value-type="string" calcext:value-type="string">
            <text:p>P6</text:p>
          </table:table-cell>
          <table:table-cell table:style-name="ce47"/>
          <table:table-cell table:style-name="ce81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52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72" office:value-type="string" calcext:value-type="string">
            <text:p>P7</text:p>
          </table:table-cell>
          <table:table-cell table:style-name="ce47"/>
          <table:table-cell table:style-name="ce81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table:style-name="ce52"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73" office:value-type="string" calcext:value-type="string">
            <text:p>P8</text:p>
          </table:table-cell>
          <table:table-cell table:style-name="ce47"/>
          <table:table-cell table:style-name="ce81" office:value-type="date" office:date-value="2023-12-29" calcext:value-type="date">
            <text:p>29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57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74" office:value-type="string" calcext:value-type="string">
            <text:p>P9</text:p>
          </table:table-cell>
          <table:table-cell table:style-name="ce47"/>
          <table:table-cell table:style-name="ce81" office:value-type="date" office:date-value="2024-01-19" calcext:value-type="date">
            <text:p>19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table:style-name="ce58"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75" office:value-type="string" calcext:value-type="string">
            <text:p>P10</text:p>
          </table:table-cell>
          <table:table-cell table:style-name="ce80"/>
          <table:table-cell table:style-name="ce81" office:value-type="date" office:date-value="2024-02-09" calcext:value-type="date">
            <text:p>09/02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52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76" office:value-type="string" calcext:value-type="string">
            <text:p>P11</text:p>
          </table:table-cell>
          <table:table-cell table:style-name="ce80"/>
          <table:table-cell table:style-name="ce81" office:value-type="date" office:date-value="1934-03-01" calcext:value-type="date">
            <text:p>01/03/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table:style-name="ce52"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77" office:value-type="string" calcext:value-type="string">
            <text:p>P12</text:p>
          </table:table-cell>
          <table:table-cell table:style-name="ce80"/>
          <table:table-cell table:style-name="ce81" office:value-type="date" office:date-value="2024-04-05" calcext:value-type="date">
            <text:p>05/04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59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5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table:style-name="ce52"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60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table:style-name="ce52"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52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table:style-name="ce61"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52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2"/>
          <table:table-cell table:style-name="ce130"/>
          <table:table-cell table:number-columns-repeated="5"/>
        </table:table-row>
        <table:table-row table:style-name="ro2">
          <table:table-cell/>
          <table:table-cell office:value-type="date" office:date-value="2024-01-08" calcext:value-type="date">
            <text:p>8 </text:p>
          </table:table-cell>
          <table:table-cell office:value-type="date" office:date-value="2024-01-09" calcext:value-type="date">
            <text:p>9 </text:p>
          </table:table-cell>
          <table:table-cell office:value-type="date" office:date-value="2024-01-10" calcext:value-type="date">
            <text:p>10 </text:p>
          </table:table-cell>
          <table:table-cell office:value-type="date" office:date-value="2024-01-11" calcext:value-type="date">
            <text:p>11 </text:p>
          </table:table-cell>
          <table:table-cell office:value-type="date" office:date-value="2024-01-12" calcext:value-type="date">
            <text:p>12 </text:p>
          </table:table-cell>
          <table:table-cell office:value-type="date" office:date-value="2024-01-13" calcext:value-type="date">
            <text:p>13 </text:p>
          </table:table-cell>
          <table:table-cell office:value-type="date" office:date-value="2024-01-14" calcext:value-type="date">
            <text:p>14 </text:p>
          </table:table-cell>
          <table:table-cell table:number-columns-repeated="2"/>
          <table:table-cell table:style-name="ce130"/>
          <table:table-cell table:number-columns-repeated="5"/>
        </table:table-row>
        <table:table-row table:style-name="ro2">
          <table:table-cell/>
          <table:table-cell office:value-type="date" office:date-value="2024-01-15" calcext:value-type="date">
            <text:p>15 </text:p>
          </table:table-cell>
          <table:table-cell office:value-type="date" office:date-value="2024-01-16" calcext:value-type="date">
            <text:p>16 </text:p>
          </table:table-cell>
          <table:table-cell office:value-type="date" office:date-value="2024-01-17" calcext:value-type="date">
            <text:p>17 </text:p>
          </table:table-cell>
          <table:table-cell office:value-type="date" office:date-value="2024-01-18" calcext:value-type="date">
            <text:p>18 </text:p>
          </table:table-cell>
          <table:table-cell table:style-name="ce84" office:value-type="date" office:date-value="2024-01-19" calcext:value-type="date">
            <text:p>19</text:p>
          </table:table-cell>
          <table:table-cell office:value-type="date" office:date-value="2024-01-20" calcext:value-type="date">
            <text:p>20 </text:p>
          </table:table-cell>
          <table:table-cell office:value-type="date" office:date-value="2024-01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2" calcext:value-type="date">
            <text:p>22 </text:p>
          </table:table-cell>
          <table:table-cell office:value-type="date" office:date-value="2024-01-23" calcext:value-type="date">
            <text:p>23 </text:p>
          </table:table-cell>
          <table:table-cell office:value-type="date" office:date-value="2024-01-24" calcext:value-type="date">
            <text:p>24 </text:p>
          </table:table-cell>
          <table:table-cell office:value-type="date" office:date-value="2024-01-25" calcext:value-type="date">
            <text:p>25 </text:p>
          </table:table-cell>
          <table:table-cell office:value-type="date" office:date-value="2024-01-26" calcext:value-type="date">
            <text:p>26 </text:p>
          </table:table-cell>
          <table:table-cell office:value-type="date" office:date-value="2024-01-27" calcext:value-type="date">
            <text:p>27 </text:p>
          </table:table-cell>
          <table:table-cell office:value-type="date" office:date-value="2024-01-28" calcext:value-type="date">
            <text:p>2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9" calcext:value-type="date">
            <text:p>29 </text:p>
          </table:table-cell>
          <table:table-cell office:value-type="date" office:date-value="2024-01-30" calcext:value-type="date">
            <text:p>30 </text:p>
          </table:table-cell>
          <table:table-cell office:value-type="date" office:date-value="2024-01-31" calcext:value-type="date">
            <text:p>31 </text:p>
          </table:table-cell>
          <table:table-cell office:value-type="date" office:date-value="2024-02-01" calcext:value-type="date">
            <text:p>1 </text:p>
          </table:table-cell>
          <table:table-cell office:value-type="date" office:date-value="2024-02-02" calcext:value-type="date">
            <text:p>2 </text:p>
          </table:table-cell>
          <table:table-cell office:value-type="date" office:date-value="2024-02-03" calcext:value-type="date">
            <text:p>3 </text:p>
          </table:table-cell>
          <table:table-cell office:value-type="date" office:date-value="2024-02-04" calcext:value-type="date">
            <text:p>4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évrier</text:p>
          </table:table-cell>
          <table:table-cell office:value-type="date" office:date-value="2024-02-05" calcext:value-type="date">
            <text:p>5 </text:p>
          </table:table-cell>
          <table:table-cell office:value-type="date" office:date-value="2024-02-06" calcext:value-type="date">
            <text:p>6 </text:p>
          </table:table-cell>
          <table:table-cell office:value-type="date" office:date-value="2024-02-07" calcext:value-type="date">
            <text:p>7 </text:p>
          </table:table-cell>
          <table:table-cell office:value-type="date" office:date-value="2024-02-08" calcext:value-type="date">
            <text:p>8 </text:p>
          </table:table-cell>
          <table:table-cell table:style-name="ce116" office:value-type="date" office:date-value="2024-02-09" calcext:value-type="date">
            <text:p>09</text:p>
          </table:table-cell>
          <table:table-cell office:value-type="date" office:date-value="2024-02-10" calcext:value-type="date">
            <text:p>10 </text:p>
          </table:table-cell>
          <table:table-cell office:value-type="date" office:date-value="2024-02-11" calcext:value-type="date">
            <text:p>1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2" calcext:value-type="date">
            <text:p>12 </text:p>
          </table:table-cell>
          <table:table-cell office:value-type="date" office:date-value="2024-02-13" calcext:value-type="date">
            <text:p>13 </text:p>
          </table:table-cell>
          <table:table-cell office:value-type="date" office:date-value="2024-02-14" calcext:value-type="date">
            <text:p>14 </text:p>
          </table:table-cell>
          <table:table-cell office:value-type="date" office:date-value="2024-02-15" calcext:value-type="date">
            <text:p>15 </text:p>
          </table:table-cell>
          <table:table-cell office:value-type="date" office:date-value="2024-02-16" calcext:value-type="date">
            <text:p>16 </text:p>
          </table:table-cell>
          <table:table-cell office:value-type="date" office:date-value="2024-02-17" calcext:value-type="date">
            <text:p>17 </text:p>
          </table:table-cell>
          <table:table-cell office:value-type="date" office:date-value="2024-02-18" calcext:value-type="date">
            <text:p>1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9" calcext:value-type="date">
            <text:p>19 </text:p>
          </table:table-cell>
          <table:table-cell office:value-type="date" office:date-value="2024-02-20" calcext:value-type="date">
            <text:p>20 </text:p>
          </table:table-cell>
          <table:table-cell office:value-type="date" office:date-value="2024-02-21" calcext:value-type="date">
            <text:p>21 </text:p>
          </table:table-cell>
          <table:table-cell office:value-type="date" office:date-value="2024-02-22" calcext:value-type="date">
            <text:p>22 </text:p>
          </table:table-cell>
          <table:table-cell office:value-type="date" office:date-value="2024-02-23" calcext:value-type="date">
            <text:p>23 </text:p>
          </table:table-cell>
          <table:table-cell office:value-type="date" office:date-value="2024-02-24" calcext:value-type="date">
            <text:p>24 </text:p>
          </table:table-cell>
          <table:table-cell office:value-type="date" office:date-value="2024-02-25" calcext:value-type="date">
            <text:p>2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26" calcext:value-type="date">
            <text:p>26 </text:p>
          </table:table-cell>
          <table:table-cell office:value-type="date" office:date-value="2024-02-27" calcext:value-type="date">
            <text:p>27 </text:p>
          </table:table-cell>
          <table:table-cell office:value-type="date" office:date-value="2024-02-28" calcext:value-type="date">
            <text:p>28 </text:p>
          </table:table-cell>
          <table:table-cell office:value-type="date" office:date-value="2024-02-29" calcext:value-type="date">
            <text:p>29 </text:p>
          </table:table-cell>
          <table:table-cell table:style-name="ce126" office:value-type="date" office:date-value="2024-03-01" calcext:value-type="date">
            <text:p>01</text:p>
          </table:table-cell>
          <table:table-cell office:value-type="date" office:date-value="2024-03-02" calcext:value-type="date">
            <text:p>2 </text:p>
          </table:table-cell>
          <table:table-cell office:value-type="date" office:date-value="2024-03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</text:p>
          </table:table-cell>
          <table:table-cell office:value-type="date" office:date-value="2024-03-04" calcext:value-type="date">
            <text:p>4 </text:p>
          </table:table-cell>
          <table:table-cell office:value-type="date" office:date-value="2024-03-05" calcext:value-type="date">
            <text:p>5 </text:p>
          </table:table-cell>
          <table:table-cell office:value-type="date" office:date-value="2024-03-06" calcext:value-type="date">
            <text:p>6 </text:p>
          </table:table-cell>
          <table:table-cell office:value-type="date" office:date-value="2024-03-07" calcext:value-type="date">
            <text:p>7 </text:p>
          </table:table-cell>
          <table:table-cell office:value-type="date" office:date-value="2024-03-08" calcext:value-type="date">
            <text:p>8 </text:p>
          </table:table-cell>
          <table:table-cell office:value-type="date" office:date-value="2024-03-09" calcext:value-type="date">
            <text:p>9 </text:p>
          </table:table-cell>
          <table:table-cell office:value-type="date" office:date-value="2024-03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1" calcext:value-type="date">
            <text:p>11 </text:p>
          </table:table-cell>
          <table:table-cell office:value-type="date" office:date-value="2024-03-12" calcext:value-type="date">
            <text:p>12 </text:p>
          </table:table-cell>
          <table:table-cell office:value-type="date" office:date-value="2024-03-13" calcext:value-type="date">
            <text:p>13 </text:p>
          </table:table-cell>
          <table:table-cell office:value-type="date" office:date-value="2024-03-14" calcext:value-type="date">
            <text:p>14 </text:p>
          </table:table-cell>
          <table:table-cell office:value-type="date" office:date-value="2024-03-15" calcext:value-type="date">
            <text:p>15 </text:p>
          </table:table-cell>
          <table:table-cell office:value-type="date" office:date-value="2024-03-16" calcext:value-type="date">
            <text:p>16 </text:p>
          </table:table-cell>
          <table:table-cell office:value-type="date" office:date-value="2024-03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8" calcext:value-type="date">
            <text:p>18 </text:p>
          </table:table-cell>
          <table:table-cell office:value-type="date" office:date-value="2024-03-19" calcext:value-type="date">
            <text:p>19 </text:p>
          </table:table-cell>
          <table:table-cell office:value-type="date" office:date-value="2024-03-20" calcext:value-type="date">
            <text:p>20 </text:p>
          </table:table-cell>
          <table:table-cell office:value-type="date" office:date-value="2024-03-21" calcext:value-type="date">
            <text:p>21 </text:p>
          </table:table-cell>
          <table:table-cell office:value-type="date" office:date-value="2024-03-22" calcext:value-type="date">
            <text:p>22 </text:p>
          </table:table-cell>
          <table:table-cell office:value-type="date" office:date-value="2024-03-23" calcext:value-type="date">
            <text:p>23 </text:p>
          </table:table-cell>
          <table:table-cell office:value-type="date" office:date-value="2024-03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25" calcext:value-type="date">
            <text:p>25 </text:p>
          </table:table-cell>
          <table:table-cell office:value-type="date" office:date-value="2024-03-26" calcext:value-type="date">
            <text:p>26 </text:p>
          </table:table-cell>
          <table:table-cell office:value-type="date" office:date-value="2024-03-27" calcext:value-type="date">
            <text:p>27 </text:p>
          </table:table-cell>
          <table:table-cell office:value-type="date" office:date-value="2024-03-28" calcext:value-type="date">
            <text:p>28 </text:p>
          </table:table-cell>
          <table:table-cell office:value-type="date" office:date-value="2024-03-29" calcext:value-type="date">
            <text:p>29 </text:p>
          </table:table-cell>
          <table:table-cell office:value-type="date" office:date-value="2024-03-30" calcext:value-type="date">
            <text:p>30 </text:p>
          </table:table-cell>
          <table:table-cell office:value-type="date" office:date-value="2024-03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vril</text:p>
          </table:table-cell>
          <table:table-cell office:value-type="date" office:date-value="2024-04-01" calcext:value-type="date">
            <text:p>1 </text:p>
          </table:table-cell>
          <table:table-cell office:value-type="date" office:date-value="2024-04-02" calcext:value-type="date">
            <text:p>2 </text:p>
          </table:table-cell>
          <table:table-cell office:value-type="date" office:date-value="2024-04-03" calcext:value-type="date">
            <text:p>3 </text:p>
          </table:table-cell>
          <table:table-cell office:value-type="date" office:date-value="2024-04-04" calcext:value-type="date">
            <text:p>4 </text:p>
          </table:table-cell>
          <table:table-cell table:style-name="ce127" office:value-type="date" office:date-value="2024-04-05" calcext:value-type="date">
            <text:p>5</text:p>
          </table:table-cell>
          <table:table-cell office:value-type="date" office:date-value="2024-04-06" calcext:value-type="date">
            <text:p>6 </text:p>
          </table:table-cell>
          <table:table-cell office:value-type="date" office:date-value="2024-04-07" calcext:value-type="date">
            <text:p>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08" calcext:value-type="date">
            <text:p>8 </text:p>
          </table:table-cell>
          <table:table-cell office:value-type="date" office:date-value="2024-04-09" calcext:value-type="date">
            <text:p>9 </text:p>
          </table:table-cell>
          <table:table-cell office:value-type="date" office:date-value="2024-04-10" calcext:value-type="date">
            <text:p>10 </text:p>
          </table:table-cell>
          <table:table-cell office:value-type="date" office:date-value="2024-04-11" calcext:value-type="date">
            <text:p>11 </text:p>
          </table:table-cell>
          <table:table-cell office:value-type="date" office:date-value="2024-04-12" calcext:value-type="date">
            <text:p>12 </text:p>
          </table:table-cell>
          <table:table-cell office:value-type="date" office:date-value="2024-04-13" calcext:value-type="date">
            <text:p>13 </text:p>
          </table:table-cell>
          <table:table-cell office:value-type="date" office:date-value="2024-04-14" calcext:value-type="date">
            <text:p>1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15" calcext:value-type="date">
            <text:p>15 </text:p>
          </table:table-cell>
          <table:table-cell office:value-type="date" office:date-value="2024-04-16" calcext:value-type="date">
            <text:p>16 </text:p>
          </table:table-cell>
          <table:table-cell office:value-type="date" office:date-value="2024-04-17" calcext:value-type="date">
            <text:p>17 </text:p>
          </table:table-cell>
          <table:table-cell office:value-type="date" office:date-value="2024-04-18" calcext:value-type="date">
            <text:p>18 </text:p>
          </table:table-cell>
          <table:table-cell office:value-type="date" office:date-value="2024-04-19" calcext:value-type="date">
            <text:p>19 </text:p>
          </table:table-cell>
          <table:table-cell office:value-type="date" office:date-value="2024-04-20" calcext:value-type="date">
            <text:p>20 </text:p>
          </table:table-cell>
          <table:table-cell office:value-type="date" office:date-value="2024-04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22" calcext:value-type="date">
            <text:p>22 </text:p>
          </table:table-cell>
          <table:table-cell office:value-type="date" office:date-value="2024-04-23" calcext:value-type="date">
            <text:p>23 </text:p>
          </table:table-cell>
          <table:table-cell office:value-type="date" office:date-value="2024-04-24" calcext:value-type="date">
            <text:p>24 </text:p>
          </table:table-cell>
          <table:table-cell office:value-type="date" office:date-value="2024-04-25" calcext:value-type="date">
            <text:p>25 </text:p>
          </table:table-cell>
          <table:table-cell office:value-type="date" office:date-value="2024-04-26" calcext:value-type="date">
            <text:p>26 </text:p>
          </table:table-cell>
          <table:table-cell office:value-type="date" office:date-value="2024-04-27" calcext:value-type="date">
            <text:p>27 </text:p>
          </table:table-cell>
          <table:table-cell office:value-type="date" office:date-value="2024-04-28" calcext:value-type="date">
            <text:p>28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i</text:p>
          </table:table-cell>
          <table:table-cell office:value-type="date" office:date-value="2024-04-29" calcext:value-type="date">
            <text:p>29 </text:p>
          </table:table-cell>
          <table:table-cell office:value-type="date" office:date-value="2024-04-30" calcext:value-type="date">
            <text:p>30 </text:p>
          </table:table-cell>
          <table:table-cell office:value-type="date" office:date-value="2024-05-01" calcext:value-type="date">
            <text:p>1 </text:p>
          </table:table-cell>
          <table:table-cell office:value-type="date" office:date-value="2024-05-02" calcext:value-type="date">
            <text:p>2 </text:p>
          </table:table-cell>
          <table:table-cell office:value-type="date" office:date-value="2024-05-03" calcext:value-type="date">
            <text:p>3 </text:p>
          </table:table-cell>
          <table:table-cell office:value-type="date" office:date-value="2024-05-04" calcext:value-type="date">
            <text:p>4 </text:p>
          </table:table-cell>
          <table:table-cell office:value-type="date" office:date-value="2024-05-05" calcext:value-type="date">
            <text:p>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06" calcext:value-type="date">
            <text:p>6 </text:p>
          </table:table-cell>
          <table:table-cell office:value-type="date" office:date-value="2024-05-07" calcext:value-type="date">
            <text:p>7 </text:p>
          </table:table-cell>
          <table:table-cell office:value-type="date" office:date-value="2024-05-08" calcext:value-type="date">
            <text:p>8 </text:p>
          </table:table-cell>
          <table:table-cell office:value-type="date" office:date-value="2024-05-09" calcext:value-type="date">
            <text:p>9 </text:p>
          </table:table-cell>
          <table:table-cell office:value-type="date" office:date-value="2024-05-10" calcext:value-type="date">
            <text:p>10 </text:p>
          </table:table-cell>
          <table:table-cell office:value-type="date" office:date-value="2024-05-11" calcext:value-type="date">
            <text:p>11 </text:p>
          </table:table-cell>
          <table:table-cell office:value-type="date" office:date-value="2024-05-12" calcext:value-type="date">
            <text:p>12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13" calcext:value-type="date">
            <text:p>13 </text:p>
          </table:table-cell>
          <table:table-cell office:value-type="date" office:date-value="2024-05-14" calcext:value-type="date">
            <text:p>14 </text:p>
          </table:table-cell>
          <table:table-cell table:style-name="ce83" office:value-type="date" office:date-value="2024-05-15" calcext:value-type="date">
            <text:p>15 </text:p>
          </table:table-cell>
          <table:table-cell office:value-type="date" office:date-value="2024-05-16" calcext:value-type="date">
            <text:p>16 </text:p>
          </table:table-cell>
          <table:table-cell office:value-type="date" office:date-value="2024-05-17" calcext:value-type="date">
            <text:p>17 </text:p>
          </table:table-cell>
          <table:table-cell office:value-type="date" office:date-value="2024-05-18" calcext:value-type="date">
            <text:p>18 </text:p>
          </table:table-cell>
          <table:table-cell office:value-type="date" office:date-value="2024-05-19" calcext:value-type="date">
            <text:p>19 </text:p>
          </table:table-cell>
          <table:table-cell table:number-columns-repeated="8"/>
        </table:table-row>
        <table:table-row table:style-name="ro7">
          <table:table-cell table:style-name="ce48" table:number-columns-repeated="8"/>
          <table:table-cell table:number-columns-repeated="8"/>
        </table:table-row>
        <table:table-row table:style-name="ro8">
          <table:table-cell table:style-name="ce82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</table:table>
      <table:table table:name="Date de soutenance" table:style-name="ta1">
        <table:table-column table:style-name="co4" table:default-cell-style-name="ce51"/>
        <table:table-column table:style-name="co12" table:default-cell-style-name="ce128"/>
        <table:table-column table:style-name="co13" table:default-cell-style-name="ce47"/>
        <table:table-row table:style-name="ro9">
          <table:table-cell office:value-type="string" calcext:value-type="string">
            <text:p>Projets</text:p>
          </table:table-cell>
          <table:table-cell table:style-name="ce51" office:value-type="string" calcext:value-type="string">
            <text:p>Date de soutenance</text:p>
          </table:table-cell>
          <table:table-cell table:style-name="ce49" office:value-type="string" calcext:value-type="string">
            <text:p>Statut</text:p>
          </table:table-cell>
        </table:table-row>
        <table:table-row table:style-name="ro9">
          <table:table-cell table:style-name="ce66" office:value-type="string" calcext:value-type="string">
            <text:p>P1</text:p>
          </table:table-cell>
          <table:table-cell table:style-name="ce42" office:value-type="date" office:date-value="2023-08-23" calcext:value-type="date">
            <text:p>23/08/23</text:p>
          </table:table-cell>
          <table:table-cell/>
        </table:table-row>
        <table:table-row table:style-name="ro9">
          <table:table-cell table:style-name="ce67" office:value-type="string" calcext:value-type="string">
            <text:p>P2</text:p>
          </table:table-cell>
          <table:table-cell table:style-name="ce42" office:value-type="date" office:date-value="2023-09-07" calcext:value-type="date">
            <text:p>07/09/23</text:p>
          </table:table-cell>
          <table:table-cell/>
        </table:table-row>
        <table:table-row table:style-name="ro9">
          <table:table-cell table:style-name="ce68" office:value-type="string" calcext:value-type="string">
            <text:p>P3</text:p>
          </table:table-cell>
          <table:table-cell table:style-name="ce42" office:value-type="date" office:date-value="2023-09-25" calcext:value-type="date">
            <text:p>25/09/23</text:p>
          </table:table-cell>
          <table:table-cell/>
        </table:table-row>
        <table:table-row table:style-name="ro9">
          <table:table-cell table:style-name="ce69" office:value-type="string" calcext:value-type="string">
            <text:p>P4</text:p>
          </table:table-cell>
          <table:table-cell table:style-name="ce42" office:value-type="date" office:date-value="2023-10-16" calcext:value-type="date">
            <text:p>16/10/23</text:p>
          </table:table-cell>
          <table:table-cell/>
        </table:table-row>
        <table:table-row table:style-name="ro9">
          <table:table-cell table:style-name="ce70" office:value-type="string" calcext:value-type="string">
            <text:p>P5</text:p>
          </table:table-cell>
          <table:table-cell table:style-name="ce42" office:value-type="date" office:date-value="2023-10-20" calcext:value-type="date">
            <text:p>20/10/23</text:p>
          </table:table-cell>
          <table:table-cell/>
        </table:table-row>
        <table:table-row table:style-name="ro9">
          <table:table-cell table:style-name="ce71" office:value-type="string" calcext:value-type="string">
            <text:p>P6</text:p>
          </table:table-cell>
          <table:table-cell table:number-columns-repeated="2"/>
        </table:table-row>
        <table:table-row table:style-name="ro9">
          <table:table-cell table:style-name="ce72" office:value-type="string" calcext:value-type="string">
            <text:p>P7</text:p>
          </table:table-cell>
          <table:table-cell table:number-columns-repeated="2"/>
        </table:table-row>
        <table:table-row table:style-name="ro9">
          <table:table-cell table:style-name="ce73" office:value-type="string" calcext:value-type="string">
            <text:p>P8</text:p>
          </table:table-cell>
          <table:table-cell table:number-columns-repeated="2"/>
        </table:table-row>
        <table:table-row table:style-name="ro9">
          <table:table-cell table:style-name="ce74" office:value-type="string" calcext:value-type="string">
            <text:p>P9</text:p>
          </table:table-cell>
          <table:table-cell/>
          <table:table-cell table:style-name="ce129"/>
        </table:table-row>
        <table:table-row table:style-name="ro9">
          <table:table-cell table:style-name="ce75" office:value-type="string" calcext:value-type="string">
            <text:p>P10</text:p>
          </table:table-cell>
          <table:table-cell/>
          <table:table-cell table:style-name="ce129"/>
        </table:table-row>
        <table:table-row table:style-name="ro9">
          <table:table-cell table:style-name="ce76" office:value-type="string" calcext:value-type="string">
            <text:p>P11</text:p>
          </table:table-cell>
          <table:table-cell/>
          <table:table-cell table:style-name="ce129"/>
        </table:table-row>
        <table:table-row table:style-name="ro9">
          <table:table-cell table:style-name="ce77" office:value-type="string" calcext:value-type="string">
            <text:p>P12</text:p>
          </table:table-cell>
          <table:table-cell/>
          <table:table-cell table:style-name="ce1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/>
      <number:text> </number:text>
      <number:month number:textual="true"/>
    </number:date-style>
    <number:date-style style:name="N115">
      <number:day/>
      <number:text> </number:text>
    </number:date-style>
    <number:date-style style:name="N116">
      <number:day number:style="long"/>
    </number:date-style>
    <number:date-style style:name="N117"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1:47:08.757024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2:02:34.597000000</meta:creation-date>
    <dc:date>2024-01-23T11:47:50.459282181</dc:date>
    <meta:editing-duration>PT1H33M24S</meta:editing-duration>
    <meta:editing-cycles>23</meta:editing-cycles>
    <meta:generator>LibreOffice/7.6.4.1$Linux_X86_64 LibreOffice_project/60$Build-1</meta:generator>
    <meta:document-statistic meta:table-count="3" meta:cell-count="521" meta:object-count="0"/>
  </office:meta>
</office:document-meta>
</file>